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7e7e7" draw:shadow="hidden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4.062cm" fo:min-width="1.207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6.038cm" fo:min-width="5.788cm" style:protect="position size"/>
    </style:style>
    <style:style style:name="gr4" style:family="graphic" style:parent-style-name="standard">
      <style:graphic-properties draw:stroke="none" draw:fill="solid" draw:fill-color="#12537c" draw:shadow="hidden"/>
    </style:style>
    <style:style style:name="gr5" style:family="graphic" style:parent-style-name="standard">
      <style:graphic-properties draw:stroke="solid" svg:stroke-width="0.04cm" svg:stroke-color="#bcbec0" svg:stroke-opacity="100%" draw:stroke-linejoin="miter" svg:stroke-linecap="butt" draw:fill="none" fo:padding-top="0.145cm" fo:padding-bottom="0.145cm" fo:padding-left="0.27cm" fo:padding-right="0.27cm" draw:shadow="hidden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objectwithoutfill">
      <style:graphic-properties draw:stroke="dash" draw:stroke-dash="Ultra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fo:min-height="0.893cm"/>
    </style:style>
    <style:style style:name="gr10" style:family="graphic" style:parent-style-name="objectwithoutfill">
      <style:graphic-properties draw:stroke="dash" draw:stroke-dash="Ultra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1.5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54cm"/>
    </style:style>
    <style:style style:name="gr13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fo:min-height="0.955cm"/>
    </style:style>
    <style:style style:name="gr16" style:family="graphic" style:parent-style-name="objectwithoutfill">
      <style:graphic-properties draw:stroke="dash" draw:stroke-dash="Fine_20_Dashed" svg:stroke-width="0.051cm" draw:marker-start="" draw:marker-start-width="0.356cm" draw:marker-end="Rounded_20_short_20_Arrow" draw:marker-end-width="0.254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0.395cm" style:protect="position size"/>
    </style:style>
    <style:style style:name="gr18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e7e7e7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 draw:fill-color="#12537c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8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2.683cm" svg:height="12.06cm" svg:x="1.581cm" svg:y="1.059cm" svg:viewBox="0 0 22684 12061" svg:d="M19525 5737h-17c-188-1809-1648-3231-3480-3358-49-5-99-5-149-11-39 0-78-6-116-6-6 0-11 0-17 0-5 0-11 0-16 0-399 0-781 67-1140 178-1085-1539-2872-2540-4891-2540-6 0-11 0-17 0-5 0-11 0-16 0-78 0-155 6-233 11-94 0-188 6-276 11-155 11-310 33-465 61-11 0-22 0-33 6-2745 464-4858 2799-4969 5648h-531c-1748 0-3159 1417-3159 3165 0 1743 1411 3159 3159 3159h758 15608c1743 0 3159-1416 3159-3159 0-1748-1416-3165-3159-3165z">
          <text:p/>
        </draw:path>
        <draw:custom-shape draw:style-name="gr2" draw:text-style-name="P2" draw:layer="layout" svg:width="2.413cm" svg:height="6.096cm" svg:x="18.172cm" svg:y="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8.89cm" svg:height="8.89cm" svg:x="8.62cm" svg:y="3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13cm" svg:height="6.096cm" svg:x="5.572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path draw:style-name="gr4" draw:text-style-name="P3" draw:layer="layout" svg:width="1.289cm" svg:height="1.289cm" svg:x="14.95cm" svg:y="4.79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14.95cm" svg:y="4.79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15.077cm" svg:y="4.917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2" draw:id="id2">
          <draw:path draw:style-name="gr4" draw:text-style-name="P3" draw:layer="layout" svg:width="1.289cm" svg:height="1.289cm" svg:x="9.87cm" svg:y="4.81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9.87cm" svg:y="4.81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9.997cm" svg:y="4.937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1" draw:id="id1">
          <draw:path draw:style-name="gr4" draw:text-style-name="P3" draw:layer="layout" svg:width="1.289cm" svg:height="1.289cm" svg:x="6.08cm" svg:y="5.425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6.08cm" svg:y="5.425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6.207cm" svg:y="5.552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8" draw:id="id8">
          <draw:path draw:style-name="gr4" draw:text-style-name="P3" draw:layer="layout" svg:width="1.289cm" svg:height="1.289cm" svg:x="14.97cm" svg:y="9.87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14.97cm" svg:y="9.87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15.097cm" svg:y="9.997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3" draw:id="id3">
          <draw:path draw:style-name="gr4" draw:text-style-name="P3" draw:layer="layout" svg:width="1.289cm" svg:height="1.289cm" svg:x="9.87cm" svg:y="9.87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9.87cm" svg:y="9.87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9.997cm" svg:y="9.997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4" draw:id="id4">
          <draw:path draw:style-name="gr4" draw:text-style-name="P3" draw:layer="layout" svg:width="1.289cm" svg:height="1.289cm" svg:x="6.08cm" svg:y="9.235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6.08cm" svg:y="9.235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6.207cm" svg:y="9.362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5" draw:id="id5">
          <draw:path draw:style-name="gr4" draw:text-style-name="P3" draw:layer="layout" svg:width="1.289cm" svg:height="1.289cm" svg:x="12.43cm" svg:y="7.33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12.43cm" svg:y="7.33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12.557cm" svg:y="7.457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9" draw:id="id9">
          <draw:path draw:style-name="gr4" draw:text-style-name="P3" draw:layer="layout" svg:width="1.289cm" svg:height="1.289cm" svg:x="18.78cm" svg:y="9.255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18.78cm" svg:y="9.255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18.907cm" svg:y="9.382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7" draw:id="id7">
          <draw:path draw:style-name="gr4" draw:text-style-name="P3" draw:layer="layout" svg:width="1.289cm" svg:height="1.289cm" svg:x="18.76cm" svg:y="5.445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18.76cm" svg:y="5.445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18.887cm" svg:y="5.572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connector draw:style-name="gr7" draw:text-style-name="P6" draw:layer="layout" draw:type="line" svg:x1="7.37cm" svg:y1="6.07cm" svg:x2="9.87cm" svg:y2="5.455cm" draw:start-shape="id1" draw:start-glue-point="1" draw:end-shape="id2" draw:end-glue-point="3" svg:d="M7370 6070l2500-615" svg:viewBox="0 0 2501 616">
          <text:p/>
        </draw:connector>
        <draw:connector draw:style-name="gr8" draw:text-style-name="P6" draw:layer="layout" draw:type="line" svg:x1="7.35cm" svg:y1="9.89cm" svg:x2="9.87cm" svg:y2="10.515cm" draw:end-shape="id3" svg:d="M7350 9890l2520 625" svg:viewBox="0 0 2521 626">
          <text:p/>
        </draw:connector>
        <draw:connector draw:style-name="gr8" draw:text-style-name="P6" draw:layer="layout" draw:type="line" svg:x1="6.725cm" svg:y1="6.715cm" svg:x2="6.725cm" svg:y2="9.235cm" draw:start-shape="id1" draw:start-glue-point="2" draw:end-shape="id4" draw:end-glue-point="0" svg:d="M6725 6715v2520" svg:viewBox="0 0 1 2521">
          <text:p/>
        </draw:connector>
        <draw:connector draw:style-name="gr8" draw:text-style-name="P6" draw:layer="layout" draw:type="line" svg:x1="13.075cm" svg:y1="8.62cm" svg:x2="10.515cm" svg:y2="9.87cm" draw:start-shape="id5" draw:end-shape="id3" draw:end-glue-point="0" svg:d="M13075 8620l-2560 1250" svg:viewBox="0 0 2561 1251">
          <text:p/>
        </draw:connector>
        <draw:connector draw:style-name="gr7" draw:text-style-name="P6" draw:layer="layout" draw:type="line" svg:x1="14.95cm" svg:y1="5.435cm" svg:x2="11.16cm" svg:y2="5.455cm" draw:start-shape="id6" draw:start-glue-point="3" draw:end-shape="id2" draw:end-glue-point="1" svg:d="M14950 5435l-3790 20" svg:viewBox="0 0 3791 21">
          <text:p/>
        </draw:connector>
        <draw:connector draw:style-name="gr7" draw:text-style-name="P6" draw:layer="layout" draw:type="line" svg:x1="16.24cm" svg:y1="5.435cm" svg:x2="18.76cm" svg:y2="6.09cm" draw:start-shape="id6" draw:start-glue-point="1" draw:end-shape="id7" draw:end-glue-point="3" svg:d="M16240 5435l2520 655" svg:viewBox="0 0 2521 656">
          <text:p/>
        </draw:connector>
        <draw:connector draw:style-name="gr8" draw:text-style-name="P6" draw:layer="layout" draw:type="line" svg:x1="10.515cm" svg:y1="6.1cm" svg:x2="12.43cm" svg:y2="7.975cm" draw:start-shape="id2" draw:start-glue-point="2" draw:end-shape="id5" draw:end-glue-point="3" svg:d="M10515 6100l1915 1875" svg:viewBox="0 0 1916 1876">
          <text:p/>
        </draw:connector>
        <draw:connector draw:style-name="gr8" draw:text-style-name="P6" draw:layer="layout" draw:type="line" svg:x1="15.595cm" svg:y1="6.08cm" svg:x2="13.075cm" svg:y2="7.33cm" draw:start-shape="id6" draw:start-glue-point="2" draw:end-shape="id5" svg:d="M15595 6080l-2520 1250" svg:viewBox="0 0 2521 1251">
          <text:p/>
        </draw:connector>
        <draw:connector draw:style-name="gr8" draw:text-style-name="P6" draw:layer="layout" draw:type="line" svg:x1="13.72cm" svg:y1="7.975cm" svg:x2="15.615cm" svg:y2="9.87cm" draw:start-shape="id5" draw:start-glue-point="1" draw:end-shape="id8" svg:d="M13720 7975l1895 1895" svg:viewBox="0 0 1896 1896">
          <text:p/>
        </draw:connector>
        <draw:connector draw:style-name="gr7" draw:text-style-name="P6" draw:layer="layout" draw:type="line" svg:x1="19.405cm" svg:y1="6.735cm" svg:x2="19.425cm" svg:y2="9.255cm" draw:start-shape="id7" draw:start-glue-point="2" draw:end-shape="id9" draw:end-glue-point="0" svg:d="M19405 6735l20 2520" svg:viewBox="0 0 21 2521">
          <text:p/>
        </draw:connector>
        <draw:connector draw:style-name="gr8" draw:text-style-name="P6" draw:layer="layout" draw:type="line" svg:x1="11.16cm" svg:y1="10.515cm" svg:x2="14.97cm" svg:y2="10.515cm" draw:start-shape="id3" draw:start-glue-point="1" draw:end-shape="id8" draw:end-glue-point="3" svg:d="M11160 10515h3810" svg:viewBox="0 0 3811 1">
          <text:p/>
        </draw:connector>
        <draw:connector draw:style-name="gr8" draw:text-style-name="P6" draw:layer="layout" draw:type="line" svg:x1="16.26cm" svg:y1="10.515cm" svg:x2="18.78cm" svg:y2="9.9cm" draw:start-shape="id8" draw:start-glue-point="1" draw:end-shape="id9" svg:d="M16260 10515l2520-615" svg:viewBox="0 0 2521 616">
          <text:p/>
        </draw:connector>
        <draw:connector draw:style-name="gr8" draw:text-style-name="P6" draw:layer="layout" draw:type="line" svg:x1="15.615cm" svg:y1="9.87cm" svg:x2="15.595cm" svg:y2="6.08cm" draw:start-shape="id8" draw:start-glue-point="0" draw:end-shape="id6" draw:end-glue-point="2" svg:d="M15615 9870l-20-3790" svg:viewBox="0 0 21 3791">
          <text:p/>
        </draw:connector>
        <draw:frame draw:style-name="gr9" draw:text-style-name="P7" draw:layer="layout" svg:width="2.667cm" svg:height="1.143cm" svg:x="10.506cm" svg:y="11.052cm">
          <draw:text-box>
            <text:p><text:span text:style-name="T1">macduff</text:span></text:p>
            <text:p><text:span text:style-name="T1">10.200.86.8</text:span></text:p>
          </draw:text-box>
        </draw:frame>
        <draw:frame draw:style-name="gr9" draw:text-style-name="P7" draw:layer="layout" svg:width="2.667cm" svg:height="1.143cm" svg:x="15.607cm" svg:y="11.053cm">
          <draw:text-box>
            <text:p><text:span text:style-name="T1">talisker</text:span></text:p>
            <text:p><text:span text:style-name="T1">10.200.86.4</text:span></text:p>
          </draw:text-box>
        </draw:frame>
        <draw:frame draw:style-name="gr9" draw:text-style-name="P7" draw:layer="layout" svg:width="2.667cm" svg:height="1.143cm" svg:x="6.707cm" svg:y="10.453cm">
          <draw:text-box>
            <text:p><text:span text:style-name="T1">lagavulin</text:span></text:p>
            <text:p><text:span text:style-name="T1">10.200.86.7</text:span></text:p>
          </draw:text-box>
        </draw:frame>
        <draw:frame draw:style-name="gr9" draw:text-style-name="P7" draw:layer="layout" svg:width="2.667cm" svg:height="1.143cm" svg:x="6.708cm" svg:y="6.554cm">
          <draw:text-box>
            <text:p><text:span text:style-name="T1">dalwhinnie</text:span></text:p>
            <text:p><text:span text:style-name="T1">10.200.86.5</text:span></text:p>
          </draw:text-box>
        </draw:frame>
        <draw:frame draw:style-name="gr9" draw:text-style-name="P7" draw:layer="layout" svg:width="2.667cm" svg:height="1.143cm" svg:x="10.509cm" svg:y="5.955cm">
          <draw:text-box>
            <text:p><text:span text:style-name="T1">glenlivet</text:span></text:p>
            <text:p><text:span text:style-name="T1">10.200.86.6</text:span></text:p>
          </draw:text-box>
        </draw:frame>
        <draw:frame draw:style-name="gr9" draw:text-style-name="P7" draw:layer="layout" svg:width="2.667cm" svg:height="1.143cm" svg:x="15.61cm" svg:y="5.956cm">
          <draw:text-box>
            <text:p><text:span text:style-name="T1">blair</text:span></text:p>
            <text:p><text:span text:style-name="T1">10.200.86.1</text:span></text:p>
          </draw:text-box>
        </draw:frame>
        <draw:frame draw:style-name="gr9" draw:text-style-name="P7" draw:layer="layout" svg:width="2.667cm" svg:height="1.143cm" svg:x="13.111cm" svg:y="8.557cm">
          <draw:text-box>
            <text:p><text:span text:style-name="T1">mortlach</text:span></text:p>
            <text:p><text:span text:style-name="T1">10.200.86.2</text:span></text:p>
          </draw:text-box>
        </draw:frame>
        <draw:frame draw:style-name="gr9" draw:text-style-name="P7" draw:layer="layout" svg:width="2.667cm" svg:height="1.143cm" svg:x="19.411cm" svg:y="6.557cm">
          <draw:text-box>
            <text:p><text:span text:style-name="T1">oban</text:span></text:p>
            <text:p><text:span text:style-name="T1">10.200.86.3</text:span></text:p>
          </draw:text-box>
        </draw:frame>
        <draw:frame draw:style-name="gr9" draw:text-style-name="P7" draw:layer="layout" svg:width="2.667cm" svg:height="1.143cm" svg:x="19.412cm" svg:y="10.358cm">
          <draw:text-box>
            <text:p><text:span text:style-name="T1">tormore</text:span></text:p>
            <text:p><text:span text:style-name="T1">10.200.86.9</text:span></text:p>
          </draw:text-box>
        </draw:frame>
        <draw:connector draw:style-name="gr10" draw:text-style-name="P6" draw:layer="layout" draw:type="line" svg:x1="2.27cm" svg:y1="13.722cm" svg:x2="6.142cm" svg:y2="13.7cm" svg:d="M2270 13722l3872-22" svg:viewBox="0 0 3873 23">
          <text:p/>
        </draw:connector>
        <draw:frame draw:style-name="gr11" draw:text-style-name="P8" draw:layer="layout" svg:width="8.89cm" svg:height="1.827cm" svg:x="6.207cm" svg:y="13.397cm">
          <draw:text-box>
            <text:p><text:span text:style-name="T2">Label Switched Paths:</text:span><text:span text:style-name="T2"><text:tab/></text:span><text:span text:style-name="T2">dalwhinnie-to-oban</text:span></text:p>
            <text:p><text:span text:style-name="T2"><text:tab/></text:span><text:span text:style-name="T2"><text:tab/></text:span><text:span text:style-name="T2"><text:tab/></text:span><text:span text:style-name="T2">dalwhinnie-to-tormore</text:span></text:p>
            <text:p><text:span text:style-name="T2"/></text:p>
          </draw:text-box>
        </draw:frame>
        <draw:frame draw:style-name="gr12" draw:text-style-name="P9" draw:layer="layout" svg:width="4.888cm" svg:height="1.673cm" svg:x="1cm" svg:y="1cm">
          <draw:text-box>
            <text:p>Chapter 2:</text:p>
            <text:p>l3vpn Topology </text:p>
          </draw:text-box>
        </draw:frame>
        <draw:g xml:id="id10" draw:id="id10">
          <draw:path draw:style-name="gr4" draw:text-style-name="P3" draw:layer="layout" svg:width="1.289cm" svg:height="1.289cm" svg:x="23.967cm" svg:y="4.917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23.967cm" svg:y="4.917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24.094cm" svg:y="5.044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connector draw:style-name="gr13" draw:text-style-name="P6" draw:layer="layout" draw:type="line" svg:x1="23.967cm" svg:y1="5.562cm" svg:x2="20.05cm" svg:y2="6.09cm" draw:start-shape="id10" draw:end-shape="id7" draw:end-glue-point="1" svg:d="M23967 5562l-3917 528" svg:viewBox="0 0 3918 529">
          <text:p/>
        </draw:connector>
        <draw:frame draw:style-name="gr9" draw:text-style-name="P7" draw:layer="layout" svg:width="2.667cm" svg:height="1.143cm" svg:x="24.716cm" svg:y="4.311cm">
          <draw:text-box>
            <text:p><text:span text:style-name="T1">ce4</text:span></text:p>
          </draw:text-box>
        </draw:frame>
        <draw:frame draw:style-name="gr14" draw:text-style-name="P10" draw:layer="layout" svg:width="3.048cm" svg:height="0.725cm" svg:x="12.684cm" svg:y="3.468cm">
          <draw:text-box>
            <text:p><text:span text:style-name="T3">P</text:span></text:p>
          </draw:text-box>
        </draw:frame>
        <draw:frame draw:style-name="gr14" draw:text-style-name="P10" draw:layer="layout" svg:width="3.048cm" svg:height="0.725cm" svg:x="5.384cm" svg:y="7.668cm">
          <draw:text-box>
            <text:p><text:span text:style-name="T3">PE</text:span></text:p>
          </draw:text-box>
        </draw:frame>
        <draw:frame draw:style-name="gr14" draw:text-style-name="P10" draw:layer="layout" svg:width="3.048cm" svg:height="0.725cm" svg:x="19.684cm" svg:y="7.669cm">
          <draw:text-box>
            <text:p><text:span text:style-name="T3">PE</text:span></text:p>
          </draw:text-box>
        </draw:frame>
        <draw:frame draw:style-name="gr14" draw:text-style-name="P10" draw:layer="layout" svg:width="3.048cm" svg:height="0.725cm" svg:x="11.984cm" svg:y="12.369cm">
          <draw:text-box>
            <text:p><text:span text:style-name="T3">AS65431</text:span></text:p>
          </draw:text-box>
        </draw:frame>
        <draw:frame draw:style-name="gr15" draw:text-style-name="P12" draw:layer="layout" svg:width="4.007cm" svg:height="1.205cm" svg:x="22.844cm" svg:y="5.953cm">
          <draw:text-box>
            <text:p text:style-name="P11"><text:span text:style-name="T1">aspen</text:span></text:p>
            <text:p text:style-name="P11"><text:span text:style-name="T1">AS65432</text:span></text:p>
            <text:p text:style-name="P11"><text:span text:style-name="T1">172.17.0.0/24</text:span></text:p>
          </draw:text-box>
        </draw:frame>
        <draw:line draw:style-name="gr16" draw:text-style-name="P6" draw:layer="layout" svg:x1="23.86cm" svg:y1="5.826cm" svg:x2="21.066cm" svg:y2="6.207cm">
          <text:p/>
        </draw:line>
        <draw:frame draw:style-name="gr17" draw:text-style-name="P8" draw:layer="layout" svg:width="3.683cm" svg:height="0.645cm" svg:x="23.258cm" svg:y="1.001cm">
          <draw:text-box>
            <text:p><text:span text:style-name="T2">networkfoo.github.io</text:span></text:p>
          </draw:text-box>
        </draw:frame>
        <draw:g xml:id="id11" draw:id="id11">
          <draw:path draw:style-name="gr4" draw:text-style-name="P3" draw:layer="layout" svg:width="1.289cm" svg:height="1.289cm" svg:x="24.348cm" svg:y="11.648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24.348cm" svg:y="11.648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24.475cm" svg:y="11.775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frame draw:style-name="gr9" draw:text-style-name="P7" draw:layer="layout" svg:width="2.667cm" svg:height="1.143cm" svg:x="25.273cm" svg:y="11.16cm">
          <draw:text-box>
            <text:p><text:span text:style-name="T1">ce5</text:span></text:p>
            <text:p><text:span text:style-name="T1"/></text:p>
          </draw:text-box>
        </draw:frame>
        <draw:frame draw:style-name="gr15" draw:text-style-name="P12" draw:layer="layout" svg:width="4.007cm" svg:height="1.205cm" svg:x="23.252cm" svg:y="12.538cm">
          <draw:text-box>
            <text:p text:style-name="P11"><text:span text:style-name="T1">spruce</text:span></text:p>
            <text:p text:style-name="P11"><text:span text:style-name="T1">AS65433</text:span></text:p>
            <text:p text:style-name="P11"><text:span text:style-name="T1">172.17.0.0/24</text:span></text:p>
          </draw:text-box>
        </draw:frame>
        <draw:line draw:style-name="gr16" draw:text-style-name="P6" draw:layer="layout" svg:x1="24.033cm" svg:y1="12.457cm" svg:x2="21.48cm" svg:y2="10.993cm">
          <text:p/>
        </draw:line>
        <draw:connector draw:style-name="gr18" draw:text-style-name="P6" draw:layer="layout" draw:type="line" svg:x1="24.348cm" svg:y1="12.293cm" svg:x2="20.07cm" svg:y2="9.9cm" draw:start-shape="id11" draw:start-glue-point="3" draw:end-shape="id9" svg:d="M24348 12293l-4278-2393" svg:viewBox="0 0 4279 2394">
          <text:p/>
        </draw:connector>
        <draw:g xml:id="id12" draw:id="id12">
          <draw:path draw:style-name="gr4" draw:text-style-name="P3" draw:layer="layout" svg:width="1.289cm" svg:height="1.289cm" svg:x="2.524cm" svg:y="2.758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2.524cm" svg:y="2.758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2.651cm" svg:y="2.885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g xml:id="id13" draw:id="id13">
          <draw:path draw:style-name="gr4" draw:text-style-name="P3" draw:layer="layout" svg:width="1.289cm" svg:height="1.289cm" svg:x="1.38cm" svg:y="5.425cm" svg:viewBox="0 0 1290 1290" svg:d="M644 1290c356 0 646-290 646-646 0-355-290-644-646-644-355 0-644 289-644 644 0 356 289 646 644 646z">
            <text:p/>
          </draw:path>
          <draw:path draw:style-name="gr5" draw:text-style-name="P4" draw:layer="layout" svg:width="1.289cm" svg:height="1.289cm" svg:x="1.38cm" svg:y="5.425cm" svg:viewBox="0 0 1290 1290" svg:d="M644 1290c356 0 646-290 646-646 0-355-290-644-646-644-355 0-644 289-644 644 0 356 289 646 644 646z">
            <text:p/>
          </draw:path>
          <draw:path draw:style-name="gr6" draw:text-style-name="P5" draw:layer="layout" svg:width="1.036cm" svg:height="1.036cm" svg:x="1.507cm" svg:y="5.552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connector draw:style-name="gr8" draw:text-style-name="P6" draw:layer="layout" draw:type="line" svg:x1="3.814cm" svg:y1="3.403cm" svg:x2="6.725cm" svg:y2="5.425cm" draw:start-shape="id12" draw:start-glue-point="1" draw:end-shape="id1" svg:d="M3814 3403l2911 2022" svg:viewBox="0 0 2912 2023">
          <text:p/>
        </draw:connector>
        <draw:connector draw:style-name="gr8" draw:text-style-name="P6" draw:layer="layout" draw:type="line" svg:x1="2.67cm" svg:y1="6.07cm" svg:x2="6.08cm" svg:y2="6.07cm" draw:start-shape="id13" draw:start-glue-point="1" draw:end-shape="id1" svg:d="M2670 6070h3410" svg:viewBox="0 0 3411 1">
          <text:p/>
        </draw:connector>
        <draw:frame draw:style-name="gr15" draw:text-style-name="P12" draw:layer="layout" svg:width="4.007cm" svg:height="1.205cm" svg:x="3.851cm" svg:y="2.716cm">
          <draw:text-box>
            <text:p text:style-name="P11"><text:span text:style-name="T1">spruce</text:span></text:p>
            <text:p text:style-name="P11"><text:span text:style-name="T1">AS65433</text:span></text:p>
          </draw:text-box>
        </draw:frame>
        <draw:frame draw:style-name="gr15" draw:text-style-name="P12" draw:layer="layout" svg:width="4.007cm" svg:height="1.205cm" svg:x="2.552cm" svg:y="5.017cm">
          <draw:text-box>
            <text:p text:style-name="P11"><text:span text:style-name="T1">aspen</text:span></text:p>
            <text:p text:style-name="P11"><text:span text:style-name="T1">AS65432</text:span></text:p>
          </draw:text-box>
        </draw:frame>
        <draw:frame draw:style-name="gr9" draw:text-style-name="P7" draw:layer="layout" svg:width="2.667cm" svg:height="1.143cm" svg:x="1.508cm" svg:y="2.778cm">
          <draw:text-box>
            <text:p><text:span text:style-name="T1">ce1</text:span></text:p>
            <text:p><text:span text:style-name="T1"/></text:p>
          </draw:text-box>
        </draw:frame>
        <draw:frame draw:style-name="gr9" draw:text-style-name="P7" draw:layer="layout" svg:width="2.667cm" svg:height="1.143cm" svg:x="0.809cm" svg:y="4.879cm">
          <draw:text-box>
            <text:p><text:span text:style-name="T1">ce2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0:26:24.612081695</meta:creation-date>
    <dc:date>2016-12-14T13:13:02.705423957</dc:date>
    <meta:editing-duration>PT1H46M23S</meta:editing-duration>
    <meta:editing-cycles>35</meta:editing-cycles>
    <meta:generator>LibreOffice/5.1.6.2.0$Linux_X86_64 LibreOffice_project/10$Build-2</meta:generator>
    <meta:document-statistic meta:object-count="100"/>
  </office:meta>
</office:document-meta>
</file>